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25"/>
    <style:style style:name="ce3" style:family="table-cell" style:parent-style-name="Default" style:data-style-name="N0"/>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806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C65911"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2F75B5"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548235"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FFC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7030A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833C0C"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style-name="ro1">
          <table:table-cell/>
          <table:table-cell office:value-type="string" table:style-name="ce1">
            <text:p>Toledot</text:p>
          </table:table-cell>
          <table:table-cell table:number-columns-repeated="16382" table:style-name="ce1"/>
        </table:table-row>
        <table:table-row table:style-name="ro1">
          <table:table-cell/>
          <table:table-cell table:style-name="ce1"/>
          <table:table-cell office:value-type="string" table:style-name="ce3">
            <text:p>1:1</text:p>
          </table:table-cell>
          <table:table-cell office:value-type="string" table:style-name="ce1">
            <text:p>...<text:s/><text:span text:style-name="T4">schuf Gott die Himmel und die Erde</text:span>.</text:p>
          </table:table-cell>
          <table:table-cell table:number-columns-repeated="16380"/>
        </table:table-row>
        <table:table-row table:style-name="ro1">
          <table:table-cell/>
          <table:table-cell office:value-type="string" table:style-name="ce2">
            <text:p>2:4</text:p>
          </table:table-cell>
          <table:table-cell table:style-name="ce2"/>
          <table:table-cell office:value-type="string" table:style-name="ce1">
            <text:p>Dies ist die Geschichte des<text:s/><text:span text:style-name="T4">Himmels und der Erde,<text:s/></text:span><text:span text:style-name="T5">als sie geschaffen</text:span><text:s/>wurden, an dem Tag, als Gott der HERR Erde und Himmel machte.</text:p>
          </table:table-cell>
          <table:table-cell table:number-columns-repeated="16380"/>
        </table:table-row>
        <table:table-row table:style-name="ro1">
          <table:table-cell/>
          <table:table-cell office:value-type="string" table:style-name="ce3">
            <text:p>5:1</text:p>
          </table:table-cell>
          <table:table-cell table:style-name="ce3"/>
          <table:table-cell office:value-type="string" table:style-name="ce1">
            <text:p>Dies ist das Buch der Geschichte von Adam. An dem Tag, als Gott den Menschen schuf, machte er ihn Gott ähnlich</text:p>
          </table:table-cell>
          <table:table-cell table:number-columns-repeated="16380"/>
        </table:table-row>
        <table:table-row table:style-name="ro1">
          <table:table-cell/>
          <table:table-cell table:style-name="ce3"/>
          <table:table-cell office:value-type="string" table:style-name="ce3">
            <text:p>5:2</text:p>
          </table:table-cell>
          <table:table-cell office:value-type="string" table:style-name="ce1">
            <text:p>Mann und Frau schuf er sie, und er segnete sie und gab ihnen den Namen Mensch, am Tag, da<text:s/><text:span text:style-name="T5">sie geschaffen wurden</text:span>.</text:p>
          </table:table-cell>
          <table:table-cell table:number-columns-repeated="16380"/>
        </table:table-row>
        <table:table-row table:style-name="ro1">
          <table:table-cell/>
          <table:table-cell office:value-type="string" table:style-name="ce3">
            <text:p>6:9</text:p>
          </table:table-cell>
          <table:table-cell table:style-name="ce3"/>
          <table:table-cell office:value-type="string" table:style-name="ce1">
            <text:p>Dies ist die Geschichte Noahs. Noah, ein gerechter Mann, war untadelig in seinem Geschlecht; Noah wandelte mit Gott.</text:p>
          </table:table-cell>
          <table:table-cell table:number-columns-repeated="16380"/>
        </table:table-row>
        <table:table-row table:style-name="ro1">
          <table:table-cell/>
          <table:table-cell table:style-name="ce3"/>
          <table:table-cell office:value-type="string" table:style-name="ce3">
            <text:p>6:10</text:p>
          </table:table-cell>
          <table:table-cell office:value-type="string" table:style-name="ce1">
            <text:p>Und Noah zeugte drei Söhne:<text:s/><text:span text:style-name="T7">Sem, Ham und Japhet</text:span>.</text:p>
          </table:table-cell>
          <table:table-cell table:number-columns-repeated="16380"/>
        </table:table-row>
        <table:table-row table:style-name="ro1">
          <table:table-cell/>
          <table:table-cell office:value-type="string" table:style-name="ce3">
            <text:p>10:1</text:p>
          </table:table-cell>
          <table:table-cell table:style-name="ce3"/>
          <table:table-cell office:value-type="string" table:style-name="ce1">
            <text:p>Und dies ist die Geschichte der Söhne Noahs.<text:s/><text:span text:style-name="T7">Sem, Ham und Japhet</text:span>; und nach der Flut wurden ihnen Söhne geboren.</text:p>
          </table:table-cell>
          <table:table-cell table:number-columns-repeated="16380"/>
        </table:table-row>
        <table:table-row table:style-name="ro1">
          <table:table-cell/>
          <table:table-cell table:style-name="ce3"/>
          <table:table-cell office:value-type="string" table:style-name="ce3">
            <text:p>10:32</text:p>
          </table:table-cell>
          <table:table-cell office:value-type="string" table:style-name="ce1">
            <text:p>...<text:span text:style-name="T6"><text:s/>nach der Flut</text:span><text:s/>...</text:p>
          </table:table-cell>
          <table:table-cell table:number-columns-repeated="16380"/>
        </table:table-row>
        <table:table-row table:style-name="ro1">
          <table:table-cell/>
          <table:table-cell office:value-type="string" table:style-name="ce3">
            <text:p>11:10</text:p>
          </table:table-cell>
          <table:table-cell table:style-name="ce3"/>
          <table:table-cell office:value-type="string" table:style-name="ce1">
            <text:p>Dies ist die Geschichte Sems. Als Sem 100 Jahre alt war, zeugte er den Arpakschad, zwei Jahre<text:s/><text:span text:style-name="T6">nach der Flut</text:span>;</text:p>
          </table:table-cell>
          <table:table-cell table:number-columns-repeated="16380"/>
        </table:table-row>
        <table:table-row table:style-name="ro1">
          <table:table-cell/>
          <table:table-cell table:style-name="ce1"/>
          <table:table-cell office:value-type="string" table:style-name="ce3">
            <text:p>11:26</text:p>
          </table:table-cell>
          <table:table-cell office:value-type="string" table:style-name="ce1">
            <text:p>Und Tarah lebte siebzig Jahre und zeugte<text:span text:style-name="T8"><text:s/>Abram, Nahor und Haran</text:span>.</text:p>
          </table:table-cell>
          <table:table-cell table:number-columns-repeated="16380"/>
        </table:table-row>
        <table:table-row table:style-name="ro1">
          <table:table-cell/>
          <table:table-cell office:value-type="string" table:style-name="ce3">
            <text:p>11:27</text:p>
          </table:table-cell>
          <table:table-cell table:style-name="ce3"/>
          <table:table-cell office:value-type="string" table:style-name="ce1">
            <text:p>Und dies ist die Geschichte Terachs. Terach zeugte den<text:s/><text:span text:style-name="T8">Abram, den Nahor und den Haran</text:span>; Haran aber zeugte den Lot.</text:p>
          </table:table-cell>
          <table:table-cell table:number-columns-repeated="16380"/>
        </table:table-row>
        <table:table-row table:style-name="ro1">
          <table:table-cell/>
          <table:table-cell office:value-type="string" table:style-name="ce3">
            <text:p>25:12</text:p>
          </table:table-cell>
          <table:table-cell table:style-name="ce3"/>
          <table:table-cell office:value-type="string" table:style-name="ce1">
            <text:p>Und dies ist die Geschichte Ismaels,<text:s/><text:span text:style-name="T9">des Sohnes Abrahams,</text:span><text:s/>den Hagar, die Ägypterin, die Magd Saras, dem Abraham geboren hat;</text:p>
          </table:table-cell>
          <table:table-cell table:number-columns-repeated="16380"/>
        </table:table-row>
        <table:table-row table:style-name="ro1">
          <table:table-cell/>
          <table:table-cell office:value-type="string" table:style-name="ce3">
            <text:p>25:19</text:p>
          </table:table-cell>
          <table:table-cell table:style-name="ce3"/>
          <table:table-cell office:value-type="string" table:style-name="ce1">
            <text:p>Und dies ist die Geschichte Isaaks,<text:span text:style-name="T9"><text:s/>des Sohnes Abrahams</text:span>: Abraham zeugte Isaak.| # m Und dies sind die Geschlechter -&gt; Und dies ist die Geschichte</text:p>
          </table:table-cell>
          <table:table-cell table:number-columns-repeated="16380"/>
        </table:table-row>
        <table:table-row table:style-name="ro1">
          <table:table-cell/>
          <table:table-cell office:value-type="string" table:style-name="ce3">
            <text:p>36:1</text:p>
          </table:table-cell>
          <table:table-cell table:style-name="ce3"/>
          <table:table-cell office:value-type="string" table:style-name="ce1">
            <text:p>Dies ist die Geschichte<text:span text:style-name="T7"><text:s/>Esaus, der Edom ist</text:span>.</text:p>
          </table:table-cell>
          <table:table-cell table:number-columns-repeated="16380"/>
        </table:table-row>
        <table:table-row table:style-name="ro1">
          <table:table-cell/>
          <table:table-cell table:style-name="ce3"/>
          <table:table-cell office:value-type="string" table:style-name="ce3">
            <text:p>36:8</text:p>
          </table:table-cell>
          <table:table-cell office:value-type="string" table:style-name="ce1">
            <text:p>...<text:span text:style-name="T7"><text:s/>Esau ist Edom</text:span></text:p>
          </table:table-cell>
          <table:table-cell table:number-columns-repeated="16380"/>
        </table:table-row>
        <table:table-row table:style-name="ro1">
          <table:table-cell/>
          <table:table-cell office:value-type="string" table:style-name="ce3">
            <text:p>36:9</text:p>
          </table:table-cell>
          <table:table-cell table:style-name="ce3"/>
          <table:table-cell office:value-type="string" table:style-name="ce1">
            <text:p>Und dies ist die Geschichte Esaus, des<text:s/><text:span text:style-name="T10">Vaters von Edom</text:span>, auf dem Gebirge Seir.</text:p>
          </table:table-cell>
          <table:table-cell table:number-columns-repeated="16380"/>
        </table:table-row>
        <table:table-row table:style-name="ro1">
          <table:table-cell/>
          <table:table-cell table:style-name="ce3"/>
          <table:table-cell office:value-type="string" table:style-name="ce3">
            <text:p>36:43</text:p>
          </table:table-cell>
          <table:table-cell office:value-type="string" table:style-name="ce1">
            <text:p>...<text:s/><text:span text:style-name="T10">Das ist Esau, der Vater Edoms.</text:span></text:p>
          </table:table-cell>
          <table:table-cell table:number-columns-repeated="16380"/>
        </table:table-row>
        <table:table-row table:style-name="ro1">
          <table:table-cell/>
          <table:table-cell office:value-type="string" table:style-name="ce3">
            <text:p>37:2</text:p>
          </table:table-cell>
          <table:table-cell table:style-name="ce3"/>
          <table:table-cell office:value-type="string" table:style-name="ce1">
            <text:p>Dies ist die Geschichte Jakobs. Joseph war 17 Jahre alt, als er mit seinen Brüdern das Vieh hütete, und er war als Knabe bei den Söhnen Bilhas und Silpas, den Frauen seines Vaters; und Joseph brachte vor ihren Vater, was man ihnen Schlimmes nachsagte.</text:p>
          </table:table-cell>
          <table:table-cell table:number-columns-repeated="16380"/>
        </table:table-row>
        <table:table-row table:number-rows-repeated="10485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ime-style style:name="N25">
      <number:hours number:style="long"/>
      <number:text>:</number:text>
      <number:minutes number:style="long"/>
    </number:tim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footer>
        <style:region-left>
          <text:p><text:span text:style-name="T1">#</text:span><text:span text:style-name="T2">INTERNAL</text:span><text:span text:style-name="T2"> </text:span><text:span text:style-name="T2">USE</text:span><text:span text:style-name="T2"> </text:span><text:span text:style-name="T2">ONLY</text:span></text:p>
        </style:region-lef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meta:initial-creator>René Nyffenegger</meta:initial-creator>
    <dc:creator>René Nyffenegger</dc:creator>
    <meta:creation-date>2020-04-04T18:50:26Z</meta:creation-date>
    <dc:date>2020-04-04T19:42:43Z</dc:date>
    <meta:editing-duration>PT0S</meta:editing-duration>
    <meta:user-defined meta:name="MSIP_Label_9108d454-5c13-4905-93be-12ec8059c842_Enabled">True</meta:user-defined>
    <meta:user-defined meta:name="MSIP_Label_9108d454-5c13-4905-93be-12ec8059c842_SiteId">473672ba-cd07-4371-a2ae-788b4c61840e</meta:user-defined>
    <meta:user-defined meta:name="MSIP_Label_9108d454-5c13-4905-93be-12ec8059c842_Owner">r.nyffenegger@zurich.com</meta:user-defined>
    <meta:user-defined meta:name="MSIP_Label_9108d454-5c13-4905-93be-12ec8059c842_SetDate">2020-04-04T19:32:00.5496007Z</meta:user-defined>
    <meta:user-defined meta:name="MSIP_Label_9108d454-5c13-4905-93be-12ec8059c842_Name">Internal Use Only</meta:user-defined>
    <meta:user-defined meta:name="MSIP_Label_9108d454-5c13-4905-93be-12ec8059c842_Application">Microsoft Azure Information Protection</meta:user-defined>
    <meta:user-defined meta:name="MSIP_Label_9108d454-5c13-4905-93be-12ec8059c842_ActionId">ba7d91cf-25b5-457b-9090-2f5b1942b230</meta:user-defined>
    <meta:user-defined meta:name="MSIP_Label_9108d454-5c13-4905-93be-12ec8059c842_Extended_MSFT_Method">Automatic</meta:user-defined>
    <meta:user-defined meta:name="Sensitivity">Internal Use Only</meta:user-defined>
  </office:meta>
</office:document-meta>
</file>